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C0000000CD7A200595022FAB4.png" manifest:media-type="image/png"/>
  <manifest:file-entry manifest:full-path="Pictures/100002530000014A0000014AE0CF1336A19FFA3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cf8" draw:fill="solid" draw:fill-color="#ffffff" draw:textarea-horizontal-align="justify" draw:textarea-vertical-align="middle" draw:auto-grow-height="false" fo:min-height="17.05cm" fo:min-width="24.7cm"/>
    </style:style>
    <style:style style:name="gr2" style:family="graphic" style:parent-style-name="standard" style:list-style-name="L1">
      <style:graphic-properties svg:stroke-color="#acb20c" draw:fill-color="#ffffa6" draw:textarea-horizontal-align="justify" draw:textarea-vertical-align="top" draw:auto-grow-height="false" fo:min-height="15.85cm" fo:min-width="9.165cm"/>
      <style:paragraph-properties style:writing-mode="lr-tb"/>
    </style:style>
    <style:style style:name="gr3" style:family="graphic" style:parent-style-name="standard">
      <style:graphic-properties draw:stroke="solid" draw:stroke-dash="Dashed_20__28_var_29__20_4" svg:stroke-color="#000000" draw:fill-color="#ffffff" draw:opacity="100%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solid" draw:stroke-dash="Dashed_20__28_var_29__20_4" svg:stroke-color="#000000" draw:fill-color="#666666" draw:opacity="100%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006d6f" draw:fill-color="#98e4e6" draw:textarea-horizontal-align="justify" draw:textarea-vertical-align="middle" draw:auto-grow-height="false" fo:min-height="0.034cm" fo:min-width="0cm"/>
      <style:paragraph-properties style:writing-mode="lr-tb"/>
    </style:style>
    <style:style style:name="gr6" style:family="graphic" style:parent-style-name="objectwithoutfill">
      <style:graphic-properties svg:stroke-color="#224b12" draw:marker-end="Arrow" draw:marker-end-width="0.3cm" draw:fill="none" draw:fill-color="#224b12" draw:textarea-vertical-align="middle"/>
    </style:style>
    <style:style style:name="gr7" style:family="graphic" style:parent-style-name="objectwithoutfill">
      <style:graphic-properties svg:stroke-color="#780373" draw:marker-end="Arrow" draw:marker-end-width="0.3cm" draw:fill="none" draw:fill-color="#224b12" draw:textarea-vertical-align="middle"/>
    </style:style>
    <style:style style:name="gr8" style:family="graphic" style:parent-style-name="objectwithoutfill">
      <style:graphic-properties svg:stroke-color="#be480a" draw:marker-end="Arrow" draw:marker-end-width="0.3cm" draw:fill="none" draw:fill-color="#224b12" draw:textarea-vertical-align="middl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34cm" fo:min-width="0cm"/>
      <style:paragraph-properties style:writing-mode="lr-tb"/>
    </style:style>
    <style:style style:name="gr10" style:family="graphic" style:parent-style-name="standard">
      <style:graphic-properties svg:stroke-color="#95231f" draw:fill-color="#ffffff" draw:textarea-horizontal-align="justify" draw:textarea-vertical-align="middle" draw:auto-grow-height="false" fo:min-height="0.034cm" fo:min-width="0cm"/>
      <style:paragraph-properties style:writing-mode="lr-tb"/>
    </style:style>
    <style:style style:name="gr11" style:family="graphic" style:parent-style-name="standard">
      <style:graphic-properties svg:stroke-color="#95231f" draw:fill-color="#fdbca0" draw:textarea-horizontal-align="justify" draw:textarea-vertical-align="middle" draw:auto-grow-height="false" fo:min-height="0.03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" style:family="graphic" style:parent-style-name="objectwithoutfill">
      <style:graphic-properties svg:stroke-color="#383d3c" draw:marker-end="Arrow" draw:marker-end-width="0.3cm" draw:fill="solid" draw:fill-color="#355269" draw:textarea-vertical-align="middle"/>
    </style:style>
    <style:style style:name="gr14" style:family="graphic" style:parent-style-name="objectwithoutfill">
      <style:graphic-properties svg:stroke-color="#383d3c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a6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98e4e6"/>
      <style:paragraph-properties fo:text-align="center" style:writing-mode="lr-tb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98e4e6"/>
      <style:paragraph-properties fo:text-align="center" style:writing-mode="lr-tb"/>
    </style:style>
    <style:style style:name="P9" style:family="paragraph">
      <loext:graphic-properties draw:fill="none" draw:fill-color="#224b12"/>
      <style:paragraph-properties fo:text-align="center"/>
    </style:style>
    <style:style style:name="P10" style:family="paragraph">
      <loext:graphic-properties draw:fill-color="#cccccc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loext:graphic-properties draw:fill-color="#fdbca0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355269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cccccc"/>
      <style:paragraph-properties fo:text-align="center" style:writing-mode="lr-tb"/>
      <style:text-properties fo:font-size="18pt"/>
    </style:style>
    <style:style style:name="P1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cm" svg:height="17.3cm" svg:x="1.3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9.665cm" svg:height="16.1cm" svg:x="9.53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0.4cm" svg:height="0.4cm" svg:x="1.634cm" svg:y="5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5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6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5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5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6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5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5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6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5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5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6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7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9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8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9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7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9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8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9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7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9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8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9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7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9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8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9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10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11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11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1.634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10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11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034cm" svg:y="11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034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10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11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434cm" svg:y="11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434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10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11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2.834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11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2.834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xml:id="id7" draw:id="id7" draw:layer="layout" svg:width="0.4cm" svg:height="0.4cm" svg:x="3.634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3.634cm" svg:y="9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" draw:id="id15" draw:layer="layout" svg:width="0.4cm" svg:height="0.4cm" svg:x="3.634cm" svg:y="8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3.634cm" svg:y="8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4" draw:id="id24" draw:layer="layout" svg:width="0.4cm" svg:height="0.4cm" svg:x="3.634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0.4cm" svg:height="0.4cm" svg:x="4.034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cm" svg:height="0.4cm" svg:x="4.034cm" svg:y="9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0.4cm" svg:height="0.4cm" svg:x="4.034cm" svg:y="8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2" draw:id="id22" draw:layer="layout" svg:width="0.4cm" svg:height="0.4cm" svg:x="4.034cm" svg:y="8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6" draw:id="id26" draw:layer="layout" svg:width="0.4cm" svg:height="0.4cm" svg:x="4.034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0.4cm" svg:height="0.4cm" svg:x="4.434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cm" svg:height="0.4cm" svg:x="4.434cm" svg:y="9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0.4cm" svg:height="0.4cm" svg:x="4.434cm" svg:y="8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0" draw:id="id20" draw:layer="layout" svg:width="0.4cm" svg:height="0.4cm" svg:x="4.434cm" svg:y="8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8" draw:id="id28" draw:layer="layout" svg:width="0.4cm" svg:height="0.4cm" svg:x="4.434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0.4cm" svg:height="0.4cm" svg:x="4.834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cm" svg:height="0.4cm" svg:x="4.834cm" svg:y="9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4cm" svg:height="0.4cm" svg:x="4.834cm" svg:y="8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7" draw:id="id17" draw:layer="layout" svg:width="0.4cm" svg:height="0.4cm" svg:x="4.834cm" svg:y="8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0" draw:id="id30" draw:layer="layout" svg:width="0.4cm" svg:height="0.4cm" svg:x="4.834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0.4cm" svg:height="0.4cm" svg:x="8.418cm" svg:y="1.2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4cm" svg:height="0.4cm" svg:x="8.418cm" svg:y="2.777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4" draw:id="id14" draw:layer="layout" svg:width="0.4cm" svg:height="0.4cm" svg:x="8.418cm" svg:y="5.14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9" draw:id="id19" draw:layer="layout" svg:width="0.4cm" svg:height="0.4cm" svg:x="8.418cm" svg:y="9.093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4cm" svg:height="0.4cm" svg:x="8.418cm" svg:y="3.566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1" draw:id="id21" draw:layer="layout" svg:width="0.4cm" svg:height="0.4cm" svg:x="8.418cm" svg:y="8.303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3" draw:id="id23" draw:layer="layout" svg:width="0.4cm" svg:height="0.4cm" svg:x="8.418cm" svg:y="7.514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5" draw:id="id25" draw:layer="layout" svg:width="0.4cm" svg:height="0.4cm" svg:x="8.418cm" svg:y="13.83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4cm" svg:height="0.4cm" svg:x="8.418cm" svg:y="1.987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0" draw:id="id10" draw:layer="layout" svg:width="0.4cm" svg:height="0.4cm" svg:x="8.418cm" svg:y="6.724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2" draw:id="id12" draw:layer="layout" svg:width="0.4cm" svg:height="0.4cm" svg:x="8.418cm" svg:y="5.93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4" draw:id="id34" draw:layer="layout" svg:width="0.4cm" svg:height="0.4cm" svg:x="8.418cm" svg:y="12.251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0.4cm" svg:height="0.4cm" svg:x="8.418cm" svg:y="4.356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2" draw:id="id32" draw:layer="layout" svg:width="0.4cm" svg:height="0.4cm" svg:x="8.418cm" svg:y="10.672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8" draw:id="id18" draw:layer="layout" svg:width="0.4cm" svg:height="0.4cm" svg:x="8.418cm" svg:y="9.882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9" draw:id="id29" draw:layer="layout" svg:width="0.4cm" svg:height="0.4cm" svg:x="8.418cm" svg:y="15.409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7" draw:id="id27" draw:layer="layout" svg:width="0.4cm" svg:height="0.4cm" svg:x="8.418cm" svg:y="14.619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5" draw:id="id35" draw:layer="layout" svg:width="0.4cm" svg:height="0.4cm" svg:x="8.418cm" svg:y="13.04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3" draw:id="id33" draw:layer="layout" svg:width="0.4cm" svg:height="0.4cm" svg:x="8.418cm" svg:y="11.461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1" draw:id="id31" draw:layer="layout" svg:width="0.4cm" svg:height="0.4cm" svg:x="8.418cm" svg:y="16.198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034cm" svg:y1="7.898cm" svg:x2="8.418cm" svg:y2="3.766cm" draw:start-shape="id1" draw:start-glue-point="0" draw:end-shape="id2" draw:end-glue-point="6" svg:d="M5034 7898l3384-4132" svg:viewBox="0 0 3385 4133">
          <text:p/>
        </draw:connector>
        <draw:connector draw:style-name="gr6" draw:text-style-name="P9" draw:layer="layout" draw:type="line" svg:x1="4.634cm" svg:y1="7.898cm" svg:x2="8.418cm" svg:y2="2.977cm" draw:start-shape="id3" draw:start-glue-point="0" draw:end-shape="id4" draw:end-glue-point="6" svg:d="M4634 7898l3784-4921" svg:viewBox="0 0 3785 4922">
          <text:p/>
        </draw:connector>
        <draw:connector draw:style-name="gr6" draw:text-style-name="P9" draw:layer="layout" draw:type="line" svg:x1="4.234cm" svg:y1="7.898cm" svg:x2="8.476cm" svg:y2="2.329cm" draw:start-shape="id5" draw:start-glue-point="0" draw:end-shape="id6" draw:end-glue-point="7" svg:d="M4234 7898l4242-5569" svg:viewBox="0 0 4243 5570">
          <text:p/>
        </draw:connector>
        <draw:connector draw:style-name="gr6" draw:text-style-name="P9" draw:layer="layout" draw:type="line" svg:x1="3.834cm" svg:y1="7.898cm" svg:x2="8.476cm" svg:y2="1.542cm" draw:start-shape="id7" draw:start-glue-point="0" draw:end-shape="id8" draw:end-glue-point="7" svg:d="M3834 7898l4642-6356" svg:viewBox="0 0 4643 6357">
          <text:p/>
        </draw:connector>
        <draw:connector draw:style-name="gr7" draw:text-style-name="P9" draw:layer="layout" draw:type="line" svg:x1="5.034cm" svg:y1="8.298cm" svg:x2="8.418cm" svg:y2="6.924cm" draw:start-shape="id9" draw:start-glue-point="0" draw:end-shape="id10" draw:end-glue-point="6" svg:d="M5034 8298l3384-1374" svg:viewBox="0 0 3385 1375">
          <text:p/>
        </draw:connector>
        <draw:connector draw:style-name="gr7" draw:text-style-name="P9" draw:layer="layout" draw:type="line" svg:x1="4.634cm" svg:y1="8.298cm" svg:x2="8.418cm" svg:y2="6.135cm" draw:start-shape="id11" draw:start-glue-point="0" draw:end-shape="id12" draw:end-glue-point="6" svg:d="M4634 8298l3784-2163" svg:viewBox="0 0 3785 2164">
          <text:p/>
        </draw:connector>
        <draw:connector draw:style-name="gr7" draw:text-style-name="P9" draw:layer="layout" draw:type="line" svg:x1="4.234cm" svg:y1="8.298cm" svg:x2="8.418cm" svg:y2="5.345cm" draw:start-shape="id13" draw:start-glue-point="0" draw:end-shape="id14" draw:end-glue-point="6" svg:d="M4234 8298l4184-2953" svg:viewBox="0 0 4185 2954">
          <text:p/>
        </draw:connector>
        <draw:connector draw:style-name="gr7" draw:text-style-name="P9" draw:layer="layout" draw:type="line" svg:x1="3.834cm" svg:y1="8.298cm" svg:x2="8.418cm" svg:y2="4.556cm" draw:start-shape="id15" draw:start-glue-point="0" draw:end-shape="id16" draw:end-glue-point="6" svg:d="M3834 8298l4584-3742" svg:viewBox="0 0 4585 3743">
          <text:p/>
        </draw:connector>
        <draw:connector draw:style-name="gr8" draw:text-style-name="P9" draw:layer="layout" draw:type="line" svg:x1="5.234cm" svg:y1="8.898cm" svg:x2="8.418cm" svg:y2="10.082cm" draw:start-shape="id17" draw:start-glue-point="1" draw:end-shape="id18" draw:end-glue-point="6" svg:d="M5234 8898l3184 1184" svg:viewBox="0 0 3185 1185">
          <text:p/>
        </draw:connector>
        <draw:connector draw:style-name="gr8" draw:text-style-name="P9" draw:layer="layout" draw:type="line" svg:x1="4.834cm" svg:y1="8.898cm" svg:x2="8.418cm" svg:y2="9.293cm" draw:start-shape="id17" draw:start-glue-point="3" draw:end-shape="id19" draw:end-glue-point="6" svg:d="M4834 8898l3584 395" svg:viewBox="0 0 3585 396">
          <text:p/>
        </draw:connector>
        <draw:connector draw:style-name="gr8" draw:text-style-name="P9" draw:layer="layout" draw:type="line" svg:x1="4.434cm" svg:y1="8.898cm" svg:x2="8.418cm" svg:y2="8.503cm" draw:start-shape="id20" draw:start-glue-point="3" draw:end-shape="id21" draw:end-glue-point="6" svg:d="M4434 8898l3984-395" svg:viewBox="0 0 3985 396">
          <text:p/>
        </draw:connector>
        <draw:connector draw:style-name="gr8" draw:text-style-name="P9" draw:layer="layout" draw:type="line" svg:x1="4.034cm" svg:y1="8.898cm" svg:x2="8.418cm" svg:y2="7.714cm" draw:start-shape="id22" draw:start-glue-point="3" draw:end-shape="id23" draw:end-glue-point="6" svg:d="M4034 8898l4384-1184" svg:viewBox="0 0 4385 1185">
          <text:p/>
        </draw:connector>
        <draw:connector draw:style-name="gr6" draw:text-style-name="P9" draw:layer="layout" draw:type="line" svg:x1="3.834cm" svg:y1="9.898cm" svg:x2="8.418cm" svg:y2="14.03cm" draw:start-shape="id24" draw:start-glue-point="2" draw:end-shape="id25" draw:end-glue-point="6" svg:d="M3834 9898l4584 4132" svg:viewBox="0 0 4585 4133">
          <text:p/>
        </draw:connector>
        <draw:connector draw:style-name="gr6" draw:text-style-name="P9" draw:layer="layout" draw:type="line" svg:x1="4.234cm" svg:y1="9.898cm" svg:x2="8.418cm" svg:y2="14.819cm" draw:start-shape="id26" draw:start-glue-point="2" draw:end-shape="id27" draw:end-glue-point="6" svg:d="M4234 9898l4184 4921" svg:viewBox="0 0 4185 4922">
          <text:p/>
        </draw:connector>
        <draw:connector draw:style-name="gr6" draw:text-style-name="P9" draw:layer="layout" draw:type="line" svg:x1="4.634cm" svg:y1="9.898cm" svg:x2="8.418cm" svg:y2="15.609cm" draw:start-shape="id28" draw:start-glue-point="2" draw:end-shape="id29" draw:end-glue-point="6" svg:d="M4634 9898l3784 5711" svg:viewBox="0 0 3785 5712">
          <text:p/>
        </draw:connector>
        <draw:connector draw:style-name="gr6" draw:text-style-name="P9" draw:layer="layout" draw:type="line" svg:x1="5.034cm" svg:y1="9.898cm" svg:x2="8.418cm" svg:y2="16.398cm" draw:start-shape="id30" draw:start-glue-point="2" draw:end-shape="id31" draw:end-glue-point="6" svg:d="M5034 9898l3384 6500" svg:viewBox="0 0 3385 6501">
          <text:p/>
        </draw:connector>
        <draw:connector draw:style-name="gr7" draw:text-style-name="P9" draw:layer="layout" draw:type="line" svg:x1="3.834cm" svg:y1="9.498cm" svg:x2="8.418cm" svg:y2="10.872cm" draw:start-shape="id24" draw:start-glue-point="0" draw:end-shape="id32" draw:end-glue-point="6" svg:d="M3834 9498l4584 1374" svg:viewBox="0 0 4585 1375">
          <text:p/>
        </draw:connector>
        <draw:connector draw:style-name="gr7" draw:text-style-name="P9" draw:layer="layout" draw:type="line" svg:x1="4.234cm" svg:y1="9.498cm" svg:x2="8.418cm" svg:y2="11.661cm" draw:start-shape="id26" draw:start-glue-point="0" draw:end-shape="id33" draw:end-glue-point="6" svg:d="M4234 9498l4184 2163" svg:viewBox="0 0 4185 2164">
          <text:p/>
        </draw:connector>
        <draw:connector draw:style-name="gr7" draw:text-style-name="P9" draw:layer="layout" draw:type="line" svg:x1="4.634cm" svg:y1="9.498cm" svg:x2="8.418cm" svg:y2="12.451cm" draw:start-shape="id28" draw:start-glue-point="0" draw:end-shape="id34" draw:end-glue-point="6" svg:d="M4634 9498l3784 2953" svg:viewBox="0 0 3785 2954">
          <text:p/>
        </draw:connector>
        <draw:connector draw:style-name="gr7" draw:text-style-name="P9" draw:layer="layout" draw:type="line" svg:x1="5.034cm" svg:y1="9.498cm" svg:x2="8.418cm" svg:y2="13.24cm" draw:start-shape="id30" draw:start-glue-point="0" draw:end-shape="id35" draw:end-glue-point="6" svg:d="M5034 9498l3384 3742" svg:viewBox="0 0 3385 3743">
          <text:p/>
        </draw:connector>
        <draw:g>
          <draw:custom-shape draw:style-name="gr9" draw:text-style-name="P10" draw:layer="layout" svg:width="0.4cm" svg:height="0.4cm" svg:x="15.049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10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8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5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12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11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9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7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5.049cm" svg:y="13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0" draw:layer="layout" svg:width="0.4cm" svg:height="0.4cm" svg:x="18.335cm" svg:y="4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10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8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5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12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1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7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8.335cm" svg:y="1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xml:id="id37" draw:id="id37" draw:layer="layout" svg:width="0.4cm" svg:height="0.4cm" svg:x="23.22cm" svg:y="0.2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0" draw:id="id40" draw:layer="layout" svg:width="0.4cm" svg:height="0.4cm" svg:x="23.22cm" svg:y="1.277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2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5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9" draw:id="id39" draw:layer="layout" svg:width="0.4cm" svg:height="0.4cm" svg:x="23.22cm" svg:y="1.816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5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4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9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8" draw:id="id38" draw:layer="layout" svg:width="0.4cm" svg:height="0.4cm" svg:x="23.22cm" svg:y="0.739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3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3.22cm" svg:y="2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6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2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0.9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8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5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0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1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9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3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3" draw:id="id43" draw:layer="layout" svg:width="0.4cm" svg:height="0.4cm" svg:x="23.22cm" svg:y="14.74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2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2" draw:id="id42" draw:layer="layout" svg:width="0.4cm" svg:height="0.4cm" svg:x="23.22cm" svg:y="16.361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4" draw:id="id44" draw:layer="layout" svg:width="0.4cm" svg:height="0.4cm" svg:x="23.22cm" svg:y="15.823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3.22cm" svg:y="14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1" draw:id="id41" draw:layer="layout" svg:width="0.4cm" svg:height="0.4cm" svg:x="23.22cm" svg:y="16.9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0.925cm" svg:height="0.962cm" svg:x="23.988cm" svg:y="2.15cm">
          <draw:text-box>
            <text:p>E</text:p>
          </draw:text-box>
        </draw:frame>
        <draw:connector draw:style-name="gr13" draw:text-style-name="P14" draw:layer="layout" draw:type="line" svg:x1="19.2cm" svg:y1="8.85cm" svg:x2="23.22cm" svg:y2="0.4cm" draw:start-shape="id36" draw:start-glue-point="1" draw:end-shape="id37" draw:end-glue-point="6" svg:d="M19200 8850l4020-8450" svg:viewBox="0 0 4021 8451">
          <text:p/>
        </draw:connector>
        <draw:connector draw:style-name="gr13" draw:text-style-name="P14" draw:layer="layout" draw:type="line" svg:x1="19.2cm" svg:y1="8.85cm" svg:x2="23.22cm" svg:y2="0.939cm" draw:start-shape="id36" draw:start-glue-point="1" draw:end-shape="id38" draw:end-glue-point="6" svg:d="M19200 8850l4020-7911" svg:viewBox="0 0 4021 7912">
          <text:p/>
        </draw:connector>
        <draw:connector draw:style-name="gr14" draw:text-style-name="P15" draw:layer="layout" draw:type="line" svg:x1="19.2cm" svg:y1="8.85cm" svg:x2="23.22cm" svg:y2="2.016cm" draw:start-shape="id36" draw:start-glue-point="1" draw:end-shape="id39" draw:end-glue-point="6" svg:d="M19200 8850l4020-6834" svg:viewBox="0 0 4021 6835">
          <text:p/>
        </draw:connector>
        <draw:connector draw:style-name="gr14" draw:text-style-name="P15" draw:layer="layout" draw:type="line" svg:x1="19.2cm" svg:y1="8.85cm" svg:x2="23.22cm" svg:y2="1.477cm" draw:start-shape="id36" draw:start-glue-point="1" draw:end-shape="id40" draw:end-glue-point="6" svg:d="M19200 8850l4020-7373" svg:viewBox="0 0 4021 7374">
          <text:p/>
        </draw:connector>
        <draw:connector draw:style-name="gr13" draw:text-style-name="P14" draw:layer="layout" draw:type="line" svg:x1="19.2cm" svg:y1="8.85cm" svg:x2="23.22cm" svg:y2="17.1cm" draw:start-shape="id36" draw:start-glue-point="1" draw:end-shape="id41" draw:end-glue-point="6" svg:d="M19200 8850l4020 8250" svg:viewBox="0 0 4021 8251">
          <text:p/>
        </draw:connector>
        <draw:connector draw:style-name="gr13" draw:text-style-name="P14" draw:layer="layout" draw:type="line" svg:x1="19.2cm" svg:y1="8.85cm" svg:x2="23.22cm" svg:y2="16.561cm" draw:start-shape="id36" draw:start-glue-point="1" draw:end-shape="id42" draw:end-glue-point="6" svg:d="M19200 8850l4020 7711" svg:viewBox="0 0 4021 7712">
          <text:p/>
        </draw:connector>
        <draw:connector draw:style-name="gr14" draw:text-style-name="P15" draw:layer="layout" draw:type="line" svg:x1="19.2cm" svg:y1="8.85cm" svg:x2="23.22cm" svg:y2="14.945cm" draw:start-shape="id36" draw:start-glue-point="1" draw:end-shape="id43" draw:end-glue-point="6" svg:d="M19200 8850l4020 6095" svg:viewBox="0 0 4021 6096">
          <text:p/>
        </draw:connector>
        <draw:connector draw:style-name="gr14" draw:text-style-name="P15" draw:layer="layout" draw:type="line" svg:x1="19.2cm" svg:y1="8.85cm" svg:x2="23.22cm" svg:y2="16.023cm" draw:start-shape="id36" draw:start-glue-point="1" draw:end-shape="id44" draw:end-glue-point="6" svg:d="M19200 8850l4020 7173" svg:viewBox="0 0 4021 7174">
          <text:p/>
        </draw:connector>
        <draw:frame draw:style-name="gr15" draw:text-style-name="P13" draw:layer="layout" svg:width="2.686cm" svg:height="1.673cm" svg:x="1.135cm" svg:y="12.9cm">
          <draw:text-box>
            <text:p>Source </text:p>
            <text:p>Images</text:p>
          </draw:text-box>
        </draw:frame>
        <draw:frame draw:style-name="gr16" draw:text-style-name="P13" draw:layer="layout" svg:width="2.09cm" svg:height="1.673cm" svg:x="5.41cm" svg:y="15.1cm">
          <draw:text-box>
            <text:p>Input </text:p>
            <text:p>Layer</text:p>
          </draw:text-box>
        </draw:frame>
        <draw:frame draw:style-name="gr17" draw:text-style-name="P13" draw:layer="layout" svg:width="2.504cm" svg:height="1.673cm" svg:x="14.2cm" svg:y="15.027cm">
          <draw:text-box>
            <text:p>Hidden</text:p>
            <text:p>Layers</text:p>
          </draw:text-box>
        </draw:frame>
        <draw:frame draw:style-name="gr18" draw:text-style-name="P13" draw:layer="layout" svg:width="2.407cm" svg:height="1.673cm" svg:x="24.1cm" svg:y="9.727cm">
          <draw:text-box>
            <text:p>Output</text:p>
            <text:p>Layer</text:p>
          </draw:text-box>
        </draw:frame>
        <draw:g>
          <draw:custom-shape draw:style-name="gr9" draw:text-style-name="P16" draw:layer="layout" svg:width="0.4cm" svg:height="0.4cm" svg:x="10.119cm" svg:y="1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0.119cm" svg:y="2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5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9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0.119cm" svg:y="3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8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7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0.119cm" svg:y="1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6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5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0.119cm" svg:y="4.3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0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9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5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4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3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1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0.119cm" svg:y="1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6" draw:layer="layout" svg:width="0.4cm" svg:height="0.4cm" svg:x="11.762cm" svg:y="1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1.762cm" svg:y="2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9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1.762cm" svg:y="3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8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7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3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1.762cm" svg:y="1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6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5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2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0.4cm" svg:height="0.4cm" svg:x="11.762cm" svg:y="4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9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5.4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4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3.0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1.4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1.762cm" svg:y="16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0" draw:layer="layout" svg:width="0.4cm" svg:height="0.4cm" svg:x="16.692cm" svg:y="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10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8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6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11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6.692cm" svg:y="13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0" draw:layer="layout" svg:width="0.4cm" svg:height="0.4cm" svg:x="13.405cm" svg:y="4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10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6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5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12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11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7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4cm" svg:height="0.4cm" svg:x="13.405cm" svg:y="13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17" draw:layer="layout" svg:width="0.6cm" svg:height="0.6cm" svg:x="10cm" svg:y="1.1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19" draw:text-style-name="P17" draw:layer="layout" svg:width="0.6cm" svg:height="0.6cm" svg:x="11.7cm" svg:y="5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19" draw:text-style-name="P17" draw:layer="layout" svg:width="0.6cm" svg:height="0.6cm" svg:x="13.3cm" svg:y="6.1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19" draw:text-style-name="P17" draw:layer="layout" svg:width="0.6cm" svg:height="0.6cm" svg:x="14.9cm" svg:y="5.1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19" draw:text-style-name="P17" draw:layer="layout" svg:width="0.6cm" svg:height="0.6cm" svg:x="16.6cm" svg:y="8.1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11:04:30.796189401</meta:creation-date>
    <dc:date>2024-02-11T08:59:57.908146248</dc:date>
    <meta:editing-duration>PT11M8S</meta:editing-duration>
    <meta:editing-cycles>3</meta:editing-cycles>
    <meta:generator>LibreOffice/7.3.7.2$Linux_X86_64 LibreOffice_project/30$Build-2</meta:generator>
    <meta:document-statistic meta:object-count="259"/>
  </office:meta>
</office:document-meta>
</file>